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663366" style:font-name="DejaVu Sans Light" fo:font-size="26pt" fo:letter-spacing="normal" fo:font-style="normal" fo:font-weight="normal" officeooo:paragraph-rsid="000c9911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663366" style:font-name="Liberation Serif" fo:font-size="18pt" fo:letter-spacing="normal" fo:font-style="normal" fo:font-weight="bold" officeooo:rsid="000e25c7" officeooo:paragraph-rsid="000e25c7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6pt" fo:letter-spacing="normal" fo:font-style="normal" fo:font-weight="bold" officeooo:rsid="000e25c7" officeooo:paragraph-rsid="000e25c7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6pt" fo:letter-spacing="normal" fo:font-style="normal" fo:font-weight="bold" officeooo:rsid="000e25c7" officeooo:paragraph-rsid="0010b68b" style:font-size-asian="14pt" style:font-weight-asian="bold" style:font-size-complex="16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e25c7" officeooo:paragraph-rsid="000e25c7" style:font-size-asian="15pt" style:font-size-complex="15pt"/>
    </style:style>
    <style:style style:name="P6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eeaa9" officeooo:paragraph-rsid="000eeaa9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eeaa9" officeooo:paragraph-rsid="000eeaa9" style:font-size-asian="15pt" style:font-size-complex="15pt"/>
    </style:style>
    <style:style style:name="P8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0b68b" officeooo:paragraph-rsid="0010b68b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0b68b" officeooo:paragraph-rsid="0010b68b" style:font-size-asian="15pt" style:font-weight-asian="bold" style:font-size-complex="15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0b68b" officeooo:paragraph-rsid="0010b68b" style:font-size-asian="15pt" style:font-weight-asian="bold" style:font-size-complex="15pt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57b2a" officeooo:paragraph-rsid="00157b2a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6f562" officeooo:paragraph-rsid="0016f562" style:font-size-asian="15pt" style:font-weight-asian="normal" style:font-size-complex="15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8db07" officeooo:paragraph-rsid="0018db07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8db07" officeooo:paragraph-rsid="0018db07" style:font-size-asian="15pt" style:font-weight-asian="normal" style:font-size-complex="15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905d1" officeooo:paragraph-rsid="001905d1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905d1" officeooo:paragraph-rsid="001905d1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bold" officeooo:rsid="00157b2a" officeooo:paragraph-rsid="00157b2a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bold" officeooo:rsid="00157b2a" officeooo:paragraph-rsid="0018db07" style:font-size-asian="15pt" style:font-weight-asian="bold" style:font-size-complex="15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bold" officeooo:rsid="00157b2a" officeooo:paragraph-rsid="001905d1" style:font-size-asian="15pt" style:font-weight-asian="bold" style:font-size-complex="15pt" style:font-weight-complex="bold"/>
    </style:style>
    <style:style style:name="T1" style:family="text">
      <style:text-properties officeooo:rsid="000eeaa9"/>
    </style:style>
    <style:style style:name="T2" style:family="text">
      <style:text-properties officeooo:rsid="0010b68b"/>
    </style:style>
    <style:style style:name="T3" style:family="text">
      <style:text-properties officeooo:rsid="00126ab3"/>
    </style:style>
    <style:style style:name="T4" style:family="text">
      <style:text-properties officeooo:rsid="00157b2a"/>
    </style:style>
    <style:style style:name="T5" style:family="text">
      <style:text-properties officeooo:rsid="0016f562"/>
    </style:style>
    <style:style style:name="T6" style:family="text">
      <style:text-properties officeooo:rsid="0018db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so de Bootstrap 3</text:p>
      <text:p text:style-name="P1"/>
      <text:p text:style-name="P2">Classes auxiliares</text:p>
      <text:p text:style-name="P2"/>
      <text:p text:style-name="P3">Imagens (dentro da tag img) </text:p>
      <text:p text:style-name="P3"/>
      <text:list xml:id="list8848825421903114412" text:style-name="L1">
        <text:list-item>
          <text:p text:style-name="P5">img-responsive: <text:span text:style-name="T1">deixa a imagem responsiva</text:span></text:p>
        </text:list-item>
        <text:list-item>
          <text:p text:style-name="P5">center-block: <text:span text:style-name="T1">centraliza imagem através de margens automáticas</text:span></text:p>
        </text:list-item>
        <text:list-item>
          <text:p text:style-name="P6">img-rounded: <text:span text:style-name="T2">pequena borda arredondada</text:span> <text:span text:style-name="T2">nas vértices (6px)</text:span><text:tab/> <text:s text:c="2"/></text:p>
        </text:list-item>
        <text:list-item>
          <text:p text:style-name="P6">img-circle: <text:span text:style-name="T2">deixa a imagem em formato redondo, em 50% da função anterior. pode ser que fique oval.<text:tab/></text:span></text:p>
        </text:list-item>
        <text:list-item>
          <text:p text:style-name="P6">img-thumbnail: <text:span text:style-name="T2">deixa uma borda, moldura.</text:span></text:p>
          <text:p text:style-name="P8"/>
        </text:list-item>
      </text:list>
      <text:p text:style-name="P7"/>
      <text:p text:style-name="P4"><text:span text:style-name="T2">Iframe, embed e outros</text:span></text:p>
      <text:p text:style-name="P4"/>
      <text:list xml:id="list190327697304496" text:continue-numbering="true" text:style-name="L1">
        <text:list-item>
          <text:p text:style-name="P10">embed-responsive: <text:span text:style-name="T3">ver aula6.html</text:span></text:p>
        </text:list-item>
      </text:list>
      <text:p text:style-name="P9"/>
      <text:p text:style-name="P17">Hidden </text:p>
      <text:p text:style-name="P17"/>
      <text:p text:style-name="P12">Pode ser usado em qualquer elemento</text:p>
      <text:p text:style-name="P17"/>
      <text:list xml:id="list7154189449273926021" text:style-name="L2">
        <text:list-item>
          <text:p text:style-name="P11">show: <text:span text:style-name="T5">aparece</text:span></text:p>
        </text:list-item>
        <text:list-item>
          <text:p text:style-name="P11">hidden: <text:span text:style-name="T5">desaparece/esconde</text:span></text:p>
        </text:list-item>
        <text:list-item>
          <text:p text:style-name="P11">hidden-xs: somente no mobile ele desaparece</text:p>
        </text:list-item>
        <text:list-item>
          <text:p text:style-name="P11">hidden-sm: somente do tablet ele desaparece</text:p>
        </text:list-item>
        <text:list-item>
          <text:p text:style-name="P11">hidden-md: somente no monitor médio ele desaparece</text:p>
        </text:list-item>
        <text:list-item>
          <text:p text:style-name="P11">hidden-lg: somente no monitor grande ele desaparece</text:p>
          <text:p text:style-name="P11"/>
        </text:list-item>
      </text:list>
      <text:p text:style-name="P18"><text:span text:style-name="T6">Visible </text:span></text:p>
      <text:p text:style-name="P18"/>
      <text:list xml:id="list3131719219987032996" text:style-name="L3">
        <text:list-item>
          <text:p text:style-name="P13">visible-xs-12: <text:span text:style-name="T4">somente no mobile ele </text:span>mostra</text:p>
          <text:list>
            <text:list-item>
              <text:p text:style-name="P15">pega dispositivo e unidade de grid</text:p>
            </text:list-item>
          </text:list>
        </text:list-item>
        <text:list-item>
          <text:p text:style-name="P13">visible-sm-12: <text:span text:style-name="T4">somente do tablet ele </text:span>mostra</text:p>
        </text:list-item>
        <text:list-item>
          <text:p text:style-name="P13">visible-md-12: <text:span text:style-name="T4">somente no monitor médio ele </text:span>mostra</text:p>
        </text:list-item>
        <text:list-item>
          <text:p text:style-name="P13">visible-lg-12: <text:s/><text:span text:style-name="T4">somente no monitor grande ele </text:span>mostra</text:p>
          <text:p text:style-name="P15"/>
        </text:list-item>
      </text:list>
      <text:p text:style-name="P14"/>
      <text:p text:style-name="P19"><text:soft-page-break/><text:span text:style-name="T6">Preenchimento de fundo</text:span></text:p>
      <text:p text:style-name="P19"/>
      <text:p text:style-name="P16">Deixa o fundo do componente com as cores de avisos;</text:p>
      <text:p text:style-name="P4"/>
      <text:list xml:id="list190326945711317" text:continue-numbering="true" text:style-name="L3">
        <text:list-item>
          <text:p text:style-name="P15">bg-primary</text:p>
        </text:list-item>
        <text:list-item>
          <text:p text:style-name="P15">bg-info</text:p>
        </text:list-item>
        <text:list-item>
          <text:p text:style-name="P15">bg-warning</text:p>
        </text:list-item>
        <text:list-item>
          <text:p text:style-name="P15">bg-success</text:p>
        </text:list-item>
        <text:list-item>
          <text:p text:style-name="P15">bg-dang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7:11:59.623271177</meta:creation-date>
    <meta:generator>LibreOffice/5.1.6.2$Linux_X86_64 LibreOffice_project/10m0$Build-2</meta:generator>
    <dc:date>2017-05-12T19:03:25.555501063</dc:date>
    <meta:editing-duration>PT32M6S</meta:editing-duration>
    <meta:editing-cycles>8</meta:editing-cycles>
    <meta:document-statistic meta:table-count="0" meta:image-count="0" meta:object-count="0" meta:page-count="2" meta:paragraph-count="34" meta:word-count="172" meta:character-count="1065" meta:non-whitespace-character-count="940"/>
  </office:meta>
</office:document-meta>
</file>